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crosoft Yahei1" svg:font-family="'Microsoft Yahei'"/>
    <style:font-face style:name="Arial" svg:font-family="Arial" style:font-family-generic="roman" style:font-pitch="variable"/>
    <style:font-face style:name="Microsoft Yahei" svg:font-family="'Microsoft Yahe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icrosoft Yahei2"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background-color="#ffffff"/>
    </style:style>
    <style:style style:name="P2" style:family="paragraph" style:parent-style-name="Standard">
      <loext:graphic-properties draw:fill="solid" draw:fill-color="#ffffff"/>
      <style:paragraph-properties fo:margin-top="0in" fo:margin-bottom="0.1665in" loext:contextual-spacing="false" fo:line-height="100%" fo:background-color="#ffffff"/>
    </style:style>
    <style:style style:name="P3" style:family="paragraph" style:parent-style-name="Standard" style:list-style-name="WWNum1">
      <style:paragraph-properties fo:margin-left="0.5in" fo:margin-right="0in" fo:margin-top="0in" fo:margin-bottom="0.1665in" loext:contextual-spacing="false" fo:line-height="120%" fo:text-indent="-0.25in" style:auto-text-indent="false"/>
    </style:style>
    <style:style style:name="P4" style:family="paragraph" style:parent-style-name="Standard" style:list-style-name="WWNum1">
      <style:paragraph-properties fo:margin-left="0.5in" fo:margin-right="0in" fo:margin-top="0in" fo:margin-bottom="0in" loext:contextual-spacing="false" fo:line-height="120%" fo:text-indent="-0.25in" style:auto-text-indent="false"/>
    </style:style>
    <style:style style:name="P5" style:family="paragraph" style:parent-style-name="Standard">
      <style:paragraph-properties fo:margin-left="0.5in" fo:margin-right="0in" fo:margin-top="0in" fo:margin-bottom="0.1665in" loext:contextual-spacing="false" fo:line-height="120%" fo:text-indent="0in" style:auto-text-indent="false"/>
    </style:style>
    <style:style style:name="P6" style:family="paragraph" style:parent-style-name="Standard" style:master-page-name="Standard">
      <style:paragraph-properties style:page-number="1"/>
    </style:style>
    <style:style style:name="P7" style:family="paragraph">
      <loext:graphic-properties draw:fill="solid" draw:fill-color="#a0a0a0"/>
      <style:paragraph-properties fo:text-align="center"/>
    </style:style>
    <style:style style:name="T1" style:family="text">
      <style:text-properties fo:color="#9900ff" style:font-name="Microsoft Yahei" fo:font-size="22.5pt" style:font-name-asian="Microsoft Yahei2" style:font-size-asian="22.5pt" style:font-name-complex="Microsoft Yahei2" style:font-size-complex="22.5pt"/>
    </style:style>
    <style:style style:name="T2" style:family="text">
      <style:text-properties style:font-name="Microsoft Yahei" fo:font-size="22.5pt" style:font-name-asian="Microsoft Yahei2" style:font-size-asian="22.5pt" style:font-name-complex="Microsoft Yahei2" style:font-size-complex="22.5pt"/>
    </style:style>
    <style:style style:name="T3" style:family="text">
      <style:text-properties style:font-name="Microsoft Yahei" fo:font-size="12pt" style:font-name-asian="Microsoft Yahei2" style:font-size-asian="12pt" style:font-name-complex="Microsoft Yahei2" style:font-size-complex="12pt"/>
    </style:style>
    <style:style style:name="T4" style:family="text">
      <style:text-properties fo:color="#1890ff" style:font-name="Microsoft Yahei" fo:font-size="10.5pt" style:font-name-asian="Microsoft Yahei2" style:font-size-asian="10.5pt" style:font-name-complex="Microsoft Yahei2" style:font-size-complex="10.5pt"/>
    </style:style>
    <style:style style:name="T5" style:family="text">
      <style:text-properties fo:color="#1890ff" style:font-name="Microsoft Yahei" fo:font-size="12pt" style:font-name-asian="Microsoft Yahei2" style:font-size-asian="12pt" style:font-name-complex="Microsoft Yahei2" style:font-size-complex="12pt"/>
    </style:style>
    <style:style style:name="T6" style:family="text">
      <style:text-properties fo:color="#5a5a5a" style:font-name="Microsoft Yahei" fo:font-size="12pt" style:font-name-asian="Microsoft Yahei2" style:font-size-asian="12pt" style:font-name-complex="Microsoft Yahei2" style:font-size-complex="12pt"/>
    </style:style>
    <style:style style:name="T7" style:family="text">
      <style:text-properties fo:color="#5a5a5a"/>
    </style:style>
    <style:style style:name="T8" style:family="text">
      <style:text-properties fo:color="#5a5a5a" style:font-name="Times New Roman" fo:font-size="14.5pt" style:font-name-asian="Times New Roman1" style:font-size-asian="14.5pt" style:font-name-complex="Times New Roman1" style:font-size-complex="14.5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text:span><text:span text:style-name="T2"> <text:s/>Multidimensional DP</text:span></text:p>
      <text:p text:style-name="P1"><draw:rect text:anchor-type="as-char" style:rel-width="100%" draw:z-index="0" draw:style-name="gr1" draw:text-style-name="P7" svg:width="0.0012in" svg:height="0.0213in"><text:p/></draw:rect></text:p>
      <text:p text:style-name="P2"><text:span text:style-name="T6">The dimensions of a DP algorithm refer to the number of state variables used to define each state. So far all the algorithms we have looked at required only one state variable - therefore they are one-dimensional. In this section, we're going to talk about problems that require multiple dimensions.</text:span></text:p>
      <text:p text:style-name="P2"><text:span text:style-name="T6">Typically, the more dimensions a DP problem has, the more difficult it is to solve. Two-dimensional problems are common, and sometimes a problem might even require </text:span><text:a xlink:type="simple" xlink:href="https://leetcode.com/problems/maximize-grid-happiness/" text:style-name="ListLabel_20_10" text:visited-style-name="ListLabel_20_10"><text:span text:style-name="T5">five dimensions</text:span></text:a><text:span text:style-name="T6">. The good news is, the framework works regardless of the number of dimensions.</text:span></text:p>
      <text:p text:style-name="P2"><text:span text:style-name="T6">The following are common things to look out for in DP problems that require a state variable:</text:span></text:p>
      <text:list xml:id="list1119786139" text:style-name="WWNum1">
        <text:list-item>
          <text:p text:style-name="P3"><text:span text:style-name="T6">An index along with some input. This is usually used if an input is given as an array or string. This has been the sole state variable for all the problems that we've looked at so far, and it has represented the answer to the problem if the input was considered only up to that index - for example, if the input is </text:span></text:p>
        </text:list-item>
      </text:list>
      <text:p text:style-name="P5"><text:span text:style-name="T8">nums = [0, 1, 2, 3, 4, 5, 6]</text:span><text:span text:style-name="T6">, then </text:span><text:span text:style-name="T8">dp(4)</text:span><text:span text:style-name="T6"> would represent the answer to the problem for the input </text:span><text:span text:style-name="T8">nums = [0, 1, 2, 3, 4]</text:span><text:span text:style-name="T6">.</text:span></text:p>
      <text:list xml:id="list93052340255624" text:continue-numbering="true" text:style-name="WWNum1">
        <text:list-item>
          <text:p text:style-name="P4"><text:span text:style-name="T6">A second index along with some input. Sometimes, you need two index state variables, say </text:span><text:span text:style-name="T8">i</text:span><text:span text:style-name="T6"> and </text:span><text:span text:style-name="T8">j</text:span><text:span text:style-name="T6">. In some questions, these variables represent the answer to the original problem if you considered the input starting at index </text:span><text:span text:style-name="T8">i</text:span><text:span text:style-name="T6"> and ending at index </text:span><text:span text:style-name="T8">j</text:span><text:span text:style-name="T6">. Using the same example above, </text:span><text:span text:style-name="T8">dp(1, 3)</text:span><text:span text:style-name="T6"> would solve the problem for the input </text:span><text:span text:style-name="T8">nums = [1, 2, 3]</text:span><text:span text:style-name="T6">, if the original input was </text:span><text:span text:style-name="T8">[0, 1, 2, 3, 4, 5, 6]</text:span><text:span text:style-name="T6">.</text:span></text:p>
        </text:list-item>
        <text:list-item>
          <text:p text:style-name="P4"><text:span text:style-name="T6">Explicit numerical constraints given in the problem. For example, "you are only allowed to complete </text:span><text:span text:style-name="T8">k</text:span><text:span text:style-name="T6"> transactions", or "you are allowed to break up to </text:span><text:span text:style-name="T8">k</text:span><text:span text:style-name="T6"> obstacles", etc.</text:span></text:p>
        </text:list-item>
        <text:list-item>
          <text:p text:style-name="P4"><text:span text:style-name="T6">Variables that describe statuses in a given state. For example "true if currently holding a key, false if not", "currently holding </text:span><text:span text:style-name="T8">k</text:span><text:span text:style-name="T6"> packages" etc.</text:span></text:p>
        </text:list-item>
        <text:list-item>
          <text:p text:style-name="P3"><text:span text:style-name="T6">Some sort of data like a tuple or bitmask used to indicate things being "visited" or "used". For example, "</text:span><text:span text:style-name="T8">bitmask</text:span><text:span text:style-name="T6"> is a mask where the </text:span><text:span text:style-name="T8">i^{th}</text:span><text:span text:style-name="T6">bit indicates if the </text:span><text:span text:style-name="T8">i^{th} </text:span><text:span text:style-name="T6">city has been visited". Note that mutable data structures like arrays cannot be used - typically, only immutable data structures like numbers and strings can be hashed, and therefore memoized.</text:span></text:p>
        </text:list-item>
      </text:list>
      <text:p text:style-name="P2"><text:span text:style-name="T6">Multi-dimensional problems make us think harder about deciding what our function or array will represent, as well as what the recurrence relation should look like. In the next article, we'll walk through another example using the framework with a 2D DP proble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crosoft Yahei1" svg:font-family="'Microsoft Yahei'"/>
    <style:font-face style:name="Arial" svg:font-family="Arial" style:font-family-generic="roman" style:font-pitch="variable"/>
    <style:font-face style:name="Microsoft Yahei" svg:font-family="'Microsoft Yahe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icrosoft Yahei2"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font-name-asian="Microsoft Yahei2" style:font-family-asian="'Microsoft Yahei'" style:font-family-generic-asian="system" style:font-pitch-asian="variable" style:font-size-asian="12pt" style:font-name-complex="Microsoft Yahei2" style:font-family-complex="'Microsoft Yahei'"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890ff" style:font-name="Microsoft Yahei" fo:font-family="'Microsoft Yahei'" style:font-family-generic="roman" style:font-pitch="variable" fo:font-size="12pt" style:font-name-asian="Microsoft Yahei2" style:font-family-asian="'Microsoft Yahei'" style:font-family-generic-asian="system" style:font-pitch-asian="variable" style:font-size-asian="12pt" style:font-name-complex="Microsoft Yahei2" style:font-family-complex="'Microsoft Yahei'"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Microsoft Yahei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436" meta:character-count="2443" meta:non-whitespace-character-count="2021"/>
    <meta:generator>LibreOfficeDev/6.0.5.2$Linux_X86_64 LibreOffice_project/</meta:generator>
  </office:meta>
</office:document-meta>
</file>